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10" table:default-cell-style-name="Default"/>
        <table:table-row table:style-name="ro1">
          <table:table-cell table:number-columns-repeated="3"/>
          <table:table-cell office:value-type="string" calcext:value-type="string">
            <text:p>Vinmin</text:p>
          </table:table-cell>
          <table:table-cell office:value-type="float" office:value="3.6" calcext:value-type="float">
            <text:p>3,6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inmax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u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outma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Fsw</text:p>
          </table:table-cell>
          <table:table-cell office:value-type="float" office:value="219000" calcext:value-type="float">
            <text:p>219000</text:p>
          </table:table-cell>
          <table:table-cell office:value-type="string" calcext:value-type="string">
            <text:p>HZ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</text:p>
          </table:table-cell>
          <table:table-cell table:formula="of:=0.00001" office:value-type="float" office:value="0.00001" calcext:value-type="float">
            <text:p>1E-05</text:p>
          </table:table-cell>
          <table:table-cell office:value-type="string" calcext:value-type="string">
            <text:p>H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RFB1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FB2</text:p>
          </table:table-cell>
          <table:table-cell table:formula="of:=(([.E3]-0.8)/0.8)*[.E10]" office:value-type="float" office:value="280000" calcext:value-type="float">
            <text:p>28000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Lbuck</text:p>
          </table:table-cell>
          <table:table-cell table:formula="of:=(([.E2]-[.E3])*[.E3])/(0.4*[.E4]*[.E5]*[.E2])" office:value-type="float" office:value="0.0000182648401826484" calcext:value-type="float">
            <text:p>1,82648401826484E-05</text:p>
          </table:table-cell>
          <table:table-cell office:value-type="string" calcext:value-type="string">
            <text:p>H</text:p>
          </table:table-cell>
          <table:table-cell table:formula="of:=[.E12]*1000" office:value-type="float" office:value="0.0182648401826484" calcext:value-type="float">
            <text:p>0,018264840182648</text:p>
          </table:table-cell>
          <table:table-cell office:value-type="string" calcext:value-type="string">
            <text:p>mh</text:p>
          </table:table-cell>
          <table:table-cell table:formula="of:=[.G12]*1000" office:value-type="float" office:value="18.2648401826484" calcext:value-type="float">
            <text:p>18,2648401826484</text:p>
          </table:table-cell>
          <table:table-cell office:value-type="string" calcext:value-type="string">
            <text:p>u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boost</text:p>
          </table:table-cell>
          <table:table-cell table:formula="of:=(([.E1]*[.E1])*([.E3]-[.E1]))/(0.4*[.E4]*[.E5]*([.E3]*[.E3]))" office:value-type="float" office:value="0.00000172602739726027" calcext:value-type="float">
            <text:p>1,72602739726027E-06</text:p>
          </table:table-cell>
          <table:table-cell office:value-type="string" calcext:value-type="string">
            <text:p>H</text:p>
          </table:table-cell>
          <table:table-cell table:formula="of:=[.E13]*1000" office:value-type="float" office:value="0.00172602739726027" calcext:value-type="float">
            <text:p>0,00172602739726</text:p>
          </table:table-cell>
          <table:table-cell office:value-type="string" calcext:value-type="string">
            <text:p>mh</text:p>
          </table:table-cell>
          <table:table-cell table:formula="of:=[.G13]*1000" office:value-type="float" office:value="1.72602739726027" calcext:value-type="float">
            <text:p>1,72602739726027</text:p>
          </table:table-cell>
          <table:table-cell office:value-type="string" calcext:value-type="string">
            <text:p>u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lMax</text:p>
          </table:table-cell>
          <table:table-cell table:formula="of:=([.E3]*[.E4])/(0.9*[.E1])" office:value-type="float" office:value="18.5185185185185" calcext:value-type="float">
            <text:p>18,5185185185185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lPeak</text:p>
          </table:table-cell>
          <table:table-cell table:formula="of:=[.E14]+(([.E1]*([.E3]-[.E1]))/(2*[.E6]*[.E5]*[.E3]))" office:value-type="float" office:value="19.0938609842719" calcext:value-type="float">
            <text:p>19,093860984271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lsat</text:p>
          </table:table-cell>
          <table:table-cell table:formula="of:=([.E15]*1.2)/0.8" office:value-type="float" office:value="28.6407914764079" calcext:value-type="float">
            <text:p>28,640791476407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cout</text:p>
          </table:table-cell>
          <table:table-cell table:formula="of:=[.E4]*(SQRT(([.E3]/[.E1])-1))" office:value-type="float" office:value="7.63762615825973" calcext:value-type="float">
            <text:p>7,6376261582597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sense(buck)</text:p>
          </table:table-cell>
          <table:table-cell table:formula="of:=(0.076*0.7)/[.E4]" office:value-type="float" office:value="0.01064" calcext:value-type="float">
            <text:p>0,0106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sense(Boost)</text:p>
          </table:table-cell>
          <table:table-cell table:formula="of:=(0.17*0.7)/[.E15]" office:value-type="float" office:value="0.0062323696657278" calcext:value-type="float">
            <text:p>0,00623236966572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sense</text:p>
          </table:table-cell>
          <table:table-cell office:value-type="float" office:value="0.006" calcext:value-type="float">
            <text:p>0,00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Prsense</text:p>
          </table:table-cell>
          <table:table-cell table:formula="of:=((0.17/[.E20])*(0.17/[.E20]))*[.E20]*(1-([.E1]/[.E3]))" office:value-type="float" office:value="3.37166666666667" calcext:value-type="float">
            <text:p>3,37166666666667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slope</text:p>
          </table:table-cell>
          <table:table-cell table:formula="of:=(0.000002*([.E6]/([.E20]*5)))*1000*1000*1000*1000" office:value-type="float" office:value="666.666666666667" calcext:value-type="float">
            <text:p>666,666666666667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User Value</text:p>
          </table:table-cell>
          <table:table-cell office:value-type="string" calcext:value-type="string">
            <text:p>150 pF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8T17:27:55.515471712</meta:creation-date>
    <dc:date>2017-12-28T18:21:32.472029500</dc:date>
    <meta:editing-duration>PT8M56S</meta:editing-duration>
    <meta:editing-cycles>1</meta:editing-cycles>
    <meta:document-statistic meta:table-count="1" meta:cell-count="59" meta:object-count="0"/>
    <meta:generator>LibreOffice/5.2.2.2$Linux_X86_64 LibreOffice_project/20m0$Build-2</meta:generator>
  </office:meta>
</office:document-meta>
</file>